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, sans-serif"/>
    <style:font-face style:name="DejaVu Sans" svg:font-family="'DejaVu Sans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er"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top="0cm" fo:margin-bottom="0cm" fo:line-height="115%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style:paragraph-properties fo:line-height="150%"/>
    </style:style>
    <style:style style:name="P8" style:family="paragraph" style:parent-style-name="Normal">
      <style:paragraph-properties fo:line-height="150%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margin-top="0cm" fo:margin-bottom="0cm"/>
    </style:style>
    <style:style style:name="P11" style:family="paragraph" style:parent-style-name="Standard" style:list-style-name="L1">
      <style:paragraph-properties fo:margin-left="1.27cm" fo:margin-right="0cm" fo:line-height="150%" fo:text-indent="-0.635cm" style:auto-text-indent="false">
        <style:tab-stops/>
      </style:paragraph-properties>
    </style:style>
    <style:style style:name="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Times New Roman" fo:font-size="11pt" style:font-size-asian="11pt" style:font-size-complex="11pt"/>
    </style:style>
    <style:style style:name="T4" style:family="text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222222" style:font-name="arial" fo:font-size="9.75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onte_20_parág._20_padrão"><text:span text:style-name="T4">Aluno</text:span></text:span><text:span text:style-name="Fonte_20_parág._20_padrão"><text:span text:style-name="T3">: INAEL RODRIGUES DE OLIVEIRA NETO<text:tab/><text:tab/><text:tab/></text:span></text:span><text:span text:style-name="Fonte_20_parág._20_padrão"><text:span text:style-name="T4">Data:</text:span></text:span><text:span text:style-name="Fonte_20_parág._20_padrão"><text:span text:style-name="T3"> 01/11/2012</text:span></text:span></text:p>
      <text:p text:style-name="P7"><text:span text:style-name="Fonte_20_parág._20_padrão"><text:span text:style-name="T4">Fase/Iteração:</text:span></text:span><text:span text:style-name="Fonte_20_parág._20_padrão"><text:span text:style-name="T3"> Planejamento<text:tab/><text:tab/></text:span></text:span><text:span text:style-name="Fonte_20_parág._20_padrão"><text:span text:style-name="T4">Esforço Total:</text:span></text:span><text:span text:style-name="Fonte_20_parág._20_padrão"><text:span text:style-name="T3"> 3</text:span></text:span></text:p>
      <text:p text:style-name="P7"><text:span text:style-name="Fonte_20_parág._20_padrão"><text:span text:style-name="T4"/></text:span></text:p>
      <text:p text:style-name="P7"><text:span text:style-name="Fonte_20_parág._20_padrão"><text:span text:style-name="T4">Atividade: CRIAR MANUAL: </text:span></text:span><text:span text:style-name="Fonte_20_parág._20_padrão"><text:span text:style-name="T6">Instalação e Utilização do MySQL Workbench</text:span></text:span></text:p>
      <text:p text:style-name="P10"/>
      <text:p text:style-name="P7"><text:span text:style-name="Fonte_20_parág._20_padrão"><text:span text:style-name="T5"><text:tab/><text:tab/><text:tab/>Esforço: 3</text:span></text:span></text:p>
      <text:p text:style-name="P7"><text:span text:style-name="Fonte_20_parág._20_padrão"><text:span text:style-name="T5">Descrição: Criar um manual de instalação e utilização do MySQL Workbench<text:tab/><text:tab/></text:span></text:span></text:p>
      <text:p text:style-name="P7"><text:span text:style-name="Fonte_20_parág._20_padrão"><text:span text:style-name="T5">Produtos: </text:span></text:span><text:span text:style-name="Fonte_20_parág._20_padrão"><text:span text:style-name="T5"><office:annotation><dc:date>2012-11-01T21:28:21</dc:date><text:p>&lt;!--StartFragment--&gt;</text:p></office:annotation></text:span></text:span><text:span text:style-name="Fonte_20_parág._20_padrão"><text:span text:style-name="T5">SGB_MANUAL_Workbench.odt </text:span></text:span><text:span text:style-name="Fonte_20_parág._20_padrão"><text:span text:style-name="T5"><office:annotation><dc:date>2012-11-01T21:28:21</dc:date><text:p>&lt;!--EndFragment--&gt;</text:p></office:annotation></text:span></text:span></text:p>
      <text:p text:style-name="P7"><text:span text:style-name="Fonte_20_parág._20_padrão"><text:span text:style-name="T5"/></text:span></text:p>
      <text:p text:style-name="P7"><text:span text:style-name="Fonte_20_parág._20_padrão"><text:span text:style-name="T5">Equipe: Não se aplica.</text:span></text:span></text:p>
      <text:p text:style-name="P8"/>
      <text:p text:style-name="P8"><text:span text:style-name="Fonte_20_parág._20_padrão"><text:span text:style-name="T3"><text:tab/></text:span></text:span></text:p>
      <text:list xml:id="list1793674575" text:style-name="L1">
        <text:list-item>
          <text:list>
            <text:list-header>
              <text:p text:style-name="P11"><text:span text:style-name="Fonte_20_parág._20_padrão"><text:span text:style-name="T3"/></text:span></text:p>
            </text:list-header>
          </text:list>
        </text:list-item>
      </text:list>
      <text:p text:style-name="P7"><text:span text:style-name="Fonte_20_parág._20_padrão"><text:span text:style-name="T3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, sans-serif"/>
    <style:font-face style:name="DejaVu Sans" svg:font-family="'DejaVu Sans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P2" style:family="paragraph" style:parent-style-name="Header">
      <style:text-properties style:font-name="Times New Roman" fo:font-size="11pt" style:font-size-asian="11pt" style:font-size-complex="11pt"/>
    </style:style>
    <style:style style:name="MP3" style:family="paragraph" style:parent-style-name="Standard">
      <style:paragraph-properties fo:margin-top="0cm" fo:margin-bottom="0cm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58cm" svg:y="0cm" svg:width="2.256cm" style:rel-width="scale" svg:height="1.469cm" style:rel-height="scale" draw:z-index="0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Relatório Individual</text:span></text:span></text:p>
        <text:p text:style-name="MP2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2">Fábrica de Software – Instituto de Informática – Universidade Federal de Goiás</text:span></text:span></text:p>
              <text:p text:style-name="MP4"><text:span text:style-name="Fonte_20_parág._20_padrão"><text:span text:style-name="MT2">SGB – Sistema de Gestão Bibliográfica</text:span></text:span></text:p>
              <text:p text:style-name="MP5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06</meta:generator>
    <dc:title/>
    <meta:initial-creator/>
    <meta:creation-date>2012-10-25T10:41:00Z</meta:creation-date>
    <dc:date>2012-11-01T21:29:07</dc:date>
    <meta:editing-cycles>4</meta:editing-cycles>
    <meta:editing-duration>PT8M</meta:editing-duration>
    <meta:document-statistic meta:table-count="1" meta:image-count="2" meta:object-count="0" meta:page-count="1" meta:paragraph-count="16" meta:word-count="82" meta:character-count="602" meta:non-whitespace-character-count="523"/>
    <meta:template xlink:type="simple" xlink:actuate="onRequest" xlink:title="" xlink:href="../../Downloads/SGB_TEMPL_RelatorioIndividual.odt/Normal.dotm"/>
  </office:meta>
</office:document-meta>
</file>